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width="0.02cm" draw:marker-start-width="0.33cm" draw:marker-end="Arrow" draw:marker-end-width="0.1cm" draw:fill="non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svg:stroke-color="#000000" draw:marker-start-width="0.33cm" draw:marker-end="Arrow" draw:marker-end-width="0.1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T1" style:family="text">
      <style:text-properties fo:font-family="Corbel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1.5cm" svg:y="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2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2cm" svg:x="3.5cm" svg:y="2cm">
          <text:p text:style-name="P1"><text:span text:style-name="T1">N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2cm" svg:x="4.5cm" svg:y="2cm">
          <text:p text:style-name="P1"><text:span text:style-name="T1">N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.5cm" svg:y="4cm">
          <text:p text:style-name="P1"><text:span text:style-name="T1">N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3.5cm" svg:y="4cm">
          <text:p text:style-name="P1"><text:span text:style-name="T1">N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3.5cm" svg:y="5cm">
          <text:p text:style-name="P1"><text:span text:style-name="T1">N4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249cm" svg:y1="4.529cm" svg:x2="2.779cm" svg:y2="5.077cm">
          <text:p/>
        </draw:line>
        <draw:line draw:style-name="gr3" draw:text-style-name="P2" draw:layer="layout" svg:x1="2.605cm" svg:y1="4.796cm" svg:x2="3cm" svg:y2="3cm">
          <text:p/>
        </draw:line>
        <draw:line draw:style-name="gr3" draw:text-style-name="P2" draw:layer="layout" svg:x1="3.007cm" svg:y1="2.956cm" svg:x2="2.095cm" svg:y2="2.536cm">
          <text:p/>
        </draw:line>
        <draw:line draw:style-name="gr4" draw:text-style-name="P2" draw:layer="layout" svg:x1="3.749cm" svg:y1="3cm" svg:x2="3.051cm" svg:y2="2.978cm">
          <text:p/>
        </draw:line>
        <draw:line draw:style-name="gr4" draw:text-style-name="P2" draw:layer="layout" svg:x1="4.379cm" svg:y1="4.322cm" svg:x2="3.984cm" svg:y2="3.1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4T13:16:11</meta:creation-date>
    <meta:generator>OpenOffice.org/3.2$Unix OpenOffice.org_project/320m12$Build-9483</meta:generator>
    <dc:date>2010-04-21T15:44:46</dc:date>
    <dc:creator>Johannes Held</dc:creator>
    <meta:editing-duration>PT01H09M28S</meta:editing-duration>
    <meta:editing-cycles>14</meta:editing-cycles>
    <meta:document-statistic meta:object-count="13"/>
  </office:meta>
</office:document-meta>
</file>